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officeooo:rsid="001b5a53"/>
    </style:style>
    <style:style style:name="T2" style:family="text">
      <style:text-properties officeooo:rsid="001cf92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92131231375409078" text:style-name="L1">
        <text:list-item>
          <text:p text:style-name="P1"><text:bookmark text:name="hs_cos_wrapper_post_body"/>Quel est le nom du persona ? <text:span text:style-name="T1">Jenifer <text:s/></text:span></text:p>
        </text:list-item>
        <text:list-item>
          <text:p text:style-name="P1">Quel âge a-t-il ? <text:span text:style-name="T1">28 ans</text:span></text:p>
        </text:list-item>
        <text:list-item>
          <text:p text:style-name="P1">De quel sexe est-il ? <text:span text:style-name="T1">femme</text:span></text:p>
        </text:list-item>
        <text:list-item>
          <text:p text:style-name="P1">Où est-il né ? <text:span text:style-name="T1">Bordeaux</text:span></text:p>
        </text:list-item>
        <text:list-item>
          <text:p text:style-name="P1">Où a-t-il grandi ? <text:span text:style-name="T1">ville</text:span></text:p>
        </text:list-item>
        <text:list-item>
          <text:p text:style-name="P1">A-t-il grandi à la campagne, en banlieue d’une ville ou en centre-ville ? <text:span text:style-name="T1">Centre ville</text:span></text:p>
        </text:list-item>
        <text:list-item>
          <text:p text:style-name="P1">Dans quel type de logement a-t-il grandi ? <text:span text:style-name="T1">Appartement</text:span></text:p>
        </text:list-item>
        <text:list-item>
          <text:p text:style-name="P1">Quel est/était le métier de sa mère ? <text:span text:style-name="T1">enseignante</text:span></text:p>
        </text:list-item>
        <text:list-item>
          <text:p text:style-name="P1">Quel est/était le métier de son père ? <text:span text:style-name="T2">militaire</text:span></text:p>
        </text:list-item>
        <text:list-item>
          <text:p text:style-name="P1">Ses parents vivent-ils toujours ensembles ? <text:span text:style-name="T1">Marié depuis longtemps<text:tab/></text:span></text:p>
        </text:list-item>
        <text:list-item>
          <text:p text:style-name="P1">A-t-il reçu une éducation permissive, autoritaire ou entre les deux ? </text:p>
        </text:list-item>
        <text:list-item>
          <text:p text:style-name="P1">A-t-il des frères et sœurs ?</text:p>
        </text:list-item>
        <text:list-item>
          <text:p text:style-name="P1">Est-il l'aîné, le cadet ou le benjamin ?</text:p>
        </text:list-item>
        <text:list-item>
          <text:p text:style-name="P1">Quelles sont ses origines ? <text:span text:style-name="T2">hispanique</text:span></text:p>
        </text:list-item>
        <text:list-item>
          <text:p text:style-name="P1">Quelles étaient ses activités favorites pendant son enfance ? </text:p>
        </text:list-item>
        <text:list-item>
          <text:p text:style-name="P1">Quels sont ses meilleurs souvenirs d'enfance ? </text:p>
        </text:list-item>
      </text:list>
      <text:p text:style-name="Text_20_body"> </text:p>
      <text:h text:style-name="Heading_20_4" text:outline-level="4">Éducation</text:h>
      <text:list xml:id="list6528370305768622233" text:style-name="L2">
        <text:list-item>
          <text:p text:style-name="P9">A-t-il passé sa scolarité dans le public ou dans le privé ? </text:p>
        </text:list-item>
        <text:list-item>
          <text:p text:style-name="P9">Quelle était sa matière préférée à l'école ? </text:p>
        </text:list-item>
        <text:list-item>
          <text:p text:style-name="P9">Quels étaient ses résultats à l'école ? </text:p>
        </text:list-item>
        <text:list-item>
          <text:p text:style-name="P9">A-t-il soif de nouvelles connaissances ? </text:p>
        </text:list-item>
        <text:list-item>
          <text:p text:style-name="P9">Avait-il beaucoup d'amis, quelques amis proches ou pas d'amis du tout ? </text:p>
        </text:list-item>
        <text:list-item>
          <text:p text:style-name="P9">Rencontrait-il des difficultés ou des problèmes de comportement à l'école ? </text:p>
        </text:list-item>
        <text:list-item>
          <text:p text:style-name="P9">A-t-il fait des études ? </text:p>
        </text:list-item>
        <text:list-item>
          <text:p text:style-name="P9">Si oui, où ? </text:p>
        </text:list-item>
        <text:list-item>
          <text:p text:style-name="P9">Dans quelle filière ? </text:p>
        </text:list-item>
        <text:list-item>
          <text:p text:style-name="P9">A-t-il aimé ses années d'études ? </text:p>
        </text:list-item>
        <text:list-item>
          <text:p text:style-name="P2">S'il n'a pas fait d'études, qu'a-t-il fait après avoir terminé sa scolarité ? </text:p>
        </text:list-item>
      </text:list>
      <text:h text:style-name="Heading_20_4" text:outline-level="4"> </text:h>
      <text:h text:style-name="Heading_20_4" text:outline-level="4">Parcours professionnel</text:h>
      <text:list xml:id="list1837481869769630239" text:style-name="L3">
        <text:list-item>
          <text:p text:style-name="P10">Où a-t-il travaillé pour la première fois ? </text:p>
        </text:list-item>
        <text:list-item>
          <text:p text:style-name="P10">Quel fonction exercice-t-il désormais ? <text:s/><text:span text:style-name="T1">Infirmiére libérale</text:span></text:p>
        </text:list-item>
        <text:list-item>
          <text:p text:style-name="P10">Comment est-il arrivé à son poste actuel ? </text:p>
        </text:list-item>
        <text:list-item>
          <text:p text:style-name="P10"><text:soft-page-break/>Pendant combien de temps garde-t-il le même poste, en moyenne ? </text:p>
        </text:list-item>
        <text:list-item>
          <text:p text:style-name="P10">Quel est son salaire ? <text:s/><text:span text:style-name="T1">2000€</text:span></text:p>
        </text:list-item>
        <text:list-item>
          <text:p text:style-name="P10">Croit-il être bien payé ? </text:p>
        </text:list-item>
        <text:list-item>
          <text:p text:style-name="P10">S'entend-t-il bien avec son supérieur ? </text:p>
        </text:list-item>
        <text:list-item>
          <text:p text:style-name="P10">Et avec ses collègues ? </text:p>
        </text:list-item>
        <text:list-item>
          <text:p text:style-name="P10">Aime-t-il son travail ? <text:s/><text:span text:style-name="T1">Oui </text:span></text:p>
        </text:list-item>
        <text:list-item>
          <text:p text:style-name="P10">Quelles difficultés rencontre-t-il à son emploi actuel ? </text:p>
        </text:list-item>
        <text:list-item>
          <text:p text:style-name="P10">Quel serait le travail de ses rêves ? </text:p>
        </text:list-item>
        <text:list-item>
          <text:p text:style-name="P10">Quels sont ses projets pour réussir à exercer au mieux ce travail (si tant est qu'il l'envisage effectivement) ? </text:p>
        </text:list-item>
        <text:list-item>
          <text:p text:style-name="P3">Quand compte-t-il prendre sa retraite ? </text:p>
        </text:list-item>
      </text:list>
      <text:h text:style-name="Heading_20_4" text:outline-level="4"> </text:h>
      <text:h text:style-name="Heading_20_4" text:outline-level="4">Situation personnelle</text:h>
      <text:list xml:id="list5567250685360331186" text:style-name="L4">
        <text:list-item>
          <text:p text:style-name="P11">Dans quelle ville habite-t-il ? </text:p>
        </text:list-item>
        <text:list-item>
          <text:p text:style-name="P11">Quel type de logement ? </text:p>
        </text:list-item>
        <text:list-item>
          <text:p text:style-name="P11">Qui habite dans ce logement avec lui (si quelqu'un il y a) ? </text:p>
        </text:list-item>
        <text:list-item>
          <text:p text:style-name="P11">Est-il satisfait de sa situation actuelle ? </text:p>
        </text:list-item>
        <text:list-item>
          <text:p text:style-name="P11">Est-il proche de sa famille élargie ? </text:p>
        </text:list-item>
        <text:list-item>
          <text:p text:style-name="P11">A-t-il des animaux ? </text:p>
        </text:list-item>
        <text:list-item>
          <text:p text:style-name="P11">Est-il célibataire, en couple ou marié ? </text:p>
        </text:list-item>
        <text:list-item>
          <text:p text:style-name="P11">Est-ce le statut matrimonial qu'il préfère ?  </text:p>
        </text:list-item>
        <text:list-item>
          <text:p text:style-name="P11">A-t-il actuellement beaucoup d'amis, quelques amis proches ou sans amis ? </text:p>
        </text:list-item>
        <text:list-item>
          <text:p text:style-name="P4">Aime-t-il voyager ? </text:p>
        </text:list-item>
      </text:list>
      <text:p text:style-name="Text_20_body"> </text:p>
      <text:h text:style-name="Heading_20_4" text:outline-level="4">Situation financière</text:h>
      <text:list xml:id="list2115446009047631211" text:style-name="L5">
        <text:list-item>
          <text:p text:style-name="P12">Quelle est la valeur actuelle de son patrimoine ? </text:p>
        </text:list-item>
        <text:list-item>
          <text:p text:style-name="P12">Est-il endetté ? (Si oui, d'où proviennent ses dettes ?) </text:p>
        </text:list-item>
        <text:list-item>
          <text:p text:style-name="P12">Pèse-t-il soigneusement ses décisions d'achat ou dépense-t-il sans compter ? </text:p>
        </text:list-item>
        <text:list-item>
          <text:p text:style-name="P12">Comment juge-t-il ses habitudes d'achat actuelles ? </text:p>
        </text:list-item>
        <text:list-item>
          <text:p text:style-name="P12">Quels facteurs l'incitent à faire un achat ? </text:p>
        </text:list-item>
        <text:list-item>
          <text:p text:style-name="P5">Est-il un décisionnaire financier à son poste actuel ? </text:p>
        </text:list-item>
      </text:list>
      <text:h text:style-name="Heading_20_3" text:outline-level="3"> </text:h>
      <text:h text:style-name="Heading_20_4" text:outline-level="4">Vie privée</text:h>
      <text:list xml:id="list4020764123506279114" text:style-name="L6">
        <text:list-item>
          <text:p text:style-name="P13">Quelle est son orientation sexuelle ? <text:s/></text:p>
        </text:list-item>
        <text:list-item>
          <text:p text:style-name="P13">Est-il croyant ? </text:p>
        </text:list-item>
        <text:list-item>
          <text:p text:style-name="P13">Quelle est son orientation politique ? </text:p>
        </text:list-item>
        <text:list-item>
          <text:p text:style-name="P13">Prend-il soin de son apparence et de sa forme ? </text:p>
        </text:list-item>
        <text:list-item>
          <text:p text:style-name="P13">Se soucie-t-il de son apparence ? </text:p>
        </text:list-item>
        <text:list-item>
          <text:p text:style-name="P13">Quels sont ses loisirs actuels ? </text:p>
        </text:list-item>
        <text:list-item>
          <text:p text:style-name="P13"><text:soft-page-break/>Quelle est son émission de TV préférée ? </text:p>
        </text:list-item>
        <text:list-item>
          <text:p text:style-name="P13">Quel est son film préféré ? </text:p>
        </text:list-item>
        <text:list-item>
          <text:p text:style-name="P13">Quel type de musique écoute t-il ? </text:p>
        </text:list-item>
        <text:list-item>
          <text:p text:style-name="P13">Est-il plutôt du matin ou du soir ? </text:p>
        </text:list-item>
        <text:list-item>
          <text:p text:style-name="P13">Quelle est la première chose qu'il fait en se levant ? </text:p>
        </text:list-item>
        <text:list-item>
          <text:p text:style-name="P13">A-t-il plutôt tendance à cuisiner ou à manger au restaurant ? </text:p>
        </text:list-item>
        <text:list-item>
          <text:p text:style-name="P13">Est-il un obsédé du rangement/maniaque ou plutôt désordonné ? </text:p>
        </text:list-item>
        <text:list-item>
          <text:p text:style-name="P13">Comment occupe-t-il ses week-ends ? </text:p>
        </text:list-item>
        <text:list-item>
          <text:p text:style-name="P13">Où fait-il ses courses ? </text:p>
        </text:list-item>
        <text:list-item>
          <text:p text:style-name="P13">Aime-t-il lire ? </text:p>
        </text:list-item>
        <text:list-item>
          <text:p text:style-name="P13">Boit-il de l'alcool ? </text:p>
        </text:list-item>
        <text:list-item>
          <text:p text:style-name="P13">Fume-t-il ? </text:p>
        </text:list-item>
        <text:list-item>
          <text:p text:style-name="P13">Consomme-t-il des drogues récréatives ? </text:p>
        </text:list-item>
        <text:list-item>
          <text:p text:style-name="P13">Qu'aimerait-il changer dans sa routine hebdomadaire ? </text:p>
        </text:list-item>
        <text:list-item>
          <text:p text:style-name="P13">Est-il féru de technologie ? <text:s/></text:p>
        </text:list-item>
        <text:list-item>
          <text:p text:style-name="P6">Quels réseaux sociaux utilise-t-il régulièrement ? </text:p>
        </text:list-item>
      </text:list>
      <text:h text:style-name="Heading_20_3" text:outline-level="3"> </text:h>
      <text:h text:style-name="Heading_20_4" text:outline-level="4">Réflexions, sentiments et motivations</text:h>
      <text:list xml:id="list149483422819410048" text:style-name="L7">
        <text:list-item>
          <text:p text:style-name="P14">Est-il introverti ou extraverti ? </text:p>
        </text:list-item>
        <text:list-item>
          <text:p text:style-name="P14">Est-il optimiste ou pessimiste ? </text:p>
        </text:list-item>
        <text:list-item>
          <text:p text:style-name="P14">Est-il intuitif ou rationnel ? </text:p>
        </text:list-item>
        <text:list-item>
          <text:p text:style-name="P14">Est-il calme ou bruyant ? </text:p>
        </text:list-item>
        <text:list-item>
          <text:p text:style-name="P14">Est-il de nature pratique ou plutôt fantasque ? </text:p>
        </text:list-item>
        <text:list-item>
          <text:p text:style-name="P14">Préfère-t-il suivre les règles ou aime-t-il les situations où il peut forcer les limites ? </text:p>
        </text:list-item>
        <text:list-item>
          <text:p text:style-name="P14">Aime-t-il prendre des risques ou est-il prudent ? </text:p>
        </text:list-item>
        <text:list-item>
          <text:p text:style-name="P14">Aime-t-il innover ou préfère-t-il suivre le mouvement ? </text:p>
        </text:list-item>
        <text:list-item>
          <text:p text:style-name="P14">Est-il souple ou psychorigide ? </text:p>
        </text:list-item>
        <text:list-item>
          <text:p text:style-name="P14">Est-il spontané ou préfère-t-il les plans bien définis ? </text:p>
        </text:list-item>
        <text:list-item>
          <text:p text:style-name="P14">Est-il plutôt motivé par ses propres accomplissements ou par ce que les autres pensent de son travail ? </text:p>
        </text:list-item>
        <text:list-item>
          <text:p text:style-name="P14">Dans quelle mesure est-il affecté par le jugement d'autrui ? </text:p>
        </text:list-item>
        <text:list-item>
          <text:p text:style-name="P14">Que faudrait-il pour qu'il considère que sa vie est réussie ? </text:p>
        </text:list-item>
        <text:list-item>
          <text:p text:style-name="P7">Qu'est-ce qui l'amènerait à juger que sa vie est un échec ? </text:p>
        </text:list-item>
      </text:list>
      <text:h text:style-name="Heading_20_3" text:outline-level="3"> </text:h>
      <text:h text:style-name="Heading_20_4" text:outline-level="4">Informations commerciales</text:h>
      <text:list xml:id="list649528965538894127" text:style-name="L8">
        <text:list-item>
          <text:p text:style-name="P15">Que reproche-t-il à votre produit ? </text:p>
        </text:list-item>
        <text:list-item>
          <text:p text:style-name="P15">Comment pouvez-vous l'aider à résoudre ses difficultés spécifiques ? </text:p>
        </text:list-item>
        <text:list-item>
          <text:p text:style-name="P15">Comment votre produit l'aide-t-il à devenir ce qu'il considère comme la personne idéale ? </text:p>
        </text:list-item>
        <text:list-item>
          <text:p text:style-name="P15">Comment préfère-t-il communiquer ? </text:p>
        </text:list-item>
        <text:list-item>
          <text:p text:style-name="P15">Accepte-t-il facilement d'effectuer des paiements en ligne ? </text:p>
        </text:list-item>
        <text:list-item>
          <text:p text:style-name="P15"><text:soft-page-break/>Se soucie-t-il de la protection de ses données personnelles en ligne ? </text:p>
        </text:list-item>
        <text:list-item>
          <text:p text:style-name="P15">Comment pouvez-vous répondre à ses besoins par votre processus d’implémentation/formation de votre produit/service ? </text:p>
        </text:list-item>
        <text:list-item>
          <text:p text:style-name="P8">Quels facteurs pourraient l'inciter à choisir le produit d'un de vos concurrents plutôt que le vôtre ?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48:38.364999924</meta:creation-date>
    <dc:date>2018-04-24T16:47:49.230857131</dc:date>
    <meta:editing-duration>PT38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14" meta:word-count="902" meta:character-count="5161" meta:non-whitespace-character-count="4365"/>
  </office:meta>
</office:document-meta>
</file>